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cm" fo:margin-right="0cm" fo:margin-top="0cm" fo:margin-bottom="0.282cm" loext:contextual-spacing="false" fo:line-height="0.457cm" fo:text-align="start" style:justify-single-word="false" fo:text-indent="0cm" style:auto-text-indent="false"/>
    </style:style>
    <style:style style:name="P2" style:family="paragraph" style:parent-style-name="Standard">
      <style:paragraph-properties fo:margin-left="0cm" fo:margin-right="0cm" fo:margin-top="0cm" fo:margin-bottom="0.282cm" loext:contextual-spacing="false" fo:line-height="0.457cm" fo:text-align="start" style:justify-single-word="false" fo:text-indent="0cm" style:auto-text-indent="false"/>
      <style:text-properties fo:color="#ff0000" style:text-position="0% 0%" style:font-name="Calibri" fo:font-size="11pt" fo:letter-spacing="normal" style:font-name-asian="Calibri1" style:font-size-asian="11pt" style:font-name-complex="Calibri1"/>
    </style:style>
    <style:style style:name="P3"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style>
    <style:style style:name="P4" style:family="paragraph" style:parent-style-name="Standard">
      <style:paragraph-properties fo:margin-left="0cm" fo:margin-right="0cm" fo:margin-top="0cm" fo:margin-bottom="0.282cm" loext:contextual-spacing="false" fo:line-height="0.457cm" fo:text-align="center" style:justify-single-word="false" fo:text-indent="0cm" style:auto-text-indent="false"/>
      <style:text-properties fo:color="#009900" style:text-position="0% 0%" style:font-name="Calibri" fo:font-size="24pt" fo:letter-spacing="normal" fo:font-weight="bold" style:font-name-asian="Calibri1" style:font-size-asian="24pt" style:font-weight-asian="bold" style:font-name-complex="Calibri1" style:font-size-complex="24pt" style:font-weight-complex="bold"/>
    </style:style>
    <style:style style:name="P5" style:family="paragraph" style:parent-style-name="Standard">
      <style:paragraph-properties fo:margin-left="0cm" fo:margin-right="0cm" fo:margin-top="0cm" fo:margin-bottom="0.282cm" loext:contextual-spacing="false" fo:line-height="0.45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6" style:family="paragraph" style:parent-style-name="Standard">
      <style:paragraph-properties fo:margin-left="0cm" fo:margin-right="0cm" fo:margin-top="0cm" fo:margin-bottom="0.282cm" loext:contextual-spacing="false" fo:line-height="0.457cm" fo:text-align="start" style:justify-single-word="false" fo:text-indent="0cm" style:auto-text-indent="false"/>
      <style:text-properties fo:color="#00000a" style:text-position="0% 0%" style:font-name="Calibri" fo:font-size="11pt" fo:letter-spacing="normal" fo:font-weight="bold" style:font-name-asian="Calibri1" style:font-size-asian="11pt" style:font-weight-asian="bold" style:font-name-complex="Calibri1"/>
    </style:style>
    <style:style style:name="P7" style:family="paragraph" style:parent-style-name="Standard">
      <style:paragraph-properties fo:margin-left="0cm" fo:margin-right="0cm" fo:margin-top="0cm" fo:margin-bottom="0.282cm" loext:contextual-spacing="false" fo:line-height="0.457cm" fo:text-align="start" style:justify-single-word="false" fo:text-indent="0cm" style:auto-text-indent="false"/>
      <style:text-properties fo:color="#ff0000" style:text-position="0% 0%" style:font-name="Calibri" fo:font-size="11pt" fo:letter-spacing="normal" style:font-name-asian="Calibri1" style:font-size-asian="11pt" style:font-name-complex="Calibri1"/>
    </style:style>
    <style:style style:name="T1" style:family="text">
      <style:text-properties fo:color="#ff0000" style:text-position="0% 0%" style:font-name="Calibri" fo:font-size="11pt" fo:letter-spacing="normal" style:font-name-asian="Calibri1" style:font-size-asian="11pt" style:font-name-complex="Calibri1"/>
    </style:style>
    <style:style style:name="T2" style:family="text">
      <style:text-properties fo:color="#ff0000" style:text-position="0% 0%" style:font-name="Calibri" fo:font-size="11pt" fo:letter-spacing="normal" fo:font-weight="bold" style:font-name-asian="Calibri1" style:font-size-asian="11pt" style:font-weight-asian="bold" style:font-name-complex="Calibri1"/>
    </style:style>
    <style:style style:name="T3" style:family="text">
      <style:text-properties fo:color="#ff0000" style:text-position="0% 0%" style:font-name="Calibri" fo:font-size="11pt" fo:letter-spacing="normal" fo:font-style="italic" style:font-name-asian="Calibri1" style:font-size-asian="11pt" style:font-style-asian="italic" style:font-name-complex="Calibri1"/>
    </style:style>
    <style:style style:name="T4" style:family="text">
      <style:text-properties fo:color="#ff0000" style:text-position="0% 0%" style:font-name="Calibri" fo:font-size="10pt" fo:letter-spacing="normal" style:font-name-asian="Calibri1" style:font-size-asian="10pt" style:font-name-complex="Calibri1"/>
    </style:style>
    <style:style style:name="T5" style:family="text">
      <style:text-properties fo:color="#ff0000" style:text-position="0% 0%" style:font-name="Calibri" fo:font-size="10pt" fo:letter-spacing="normal" fo:font-style="italic" style:font-name-asian="Calibri1" style:font-size-asian="10pt" style:font-style-asian="italic" style:font-name-complex="Calibri1"/>
    </style:style>
    <style:style style:name="T6" style:family="text">
      <style:text-properties fo:color="#ff0000" style:text-position="0% 0%" style:font-name="Calibri" fo:font-size="12pt" fo:letter-spacing="normal" fo:font-weight="bold" style:font-name-asian="Calibri1" style:font-size-asian="12pt" style:font-weight-asian="bold" style:font-name-complex="Calibri1"/>
    </style:style>
    <style:style style:name="T7" style:family="text">
      <style:text-properties fo:color="#ff0000" style:text-position="0% 0%" style:font-name="Calibri" fo:font-size="14pt" fo:letter-spacing="normal" fo:font-weight="bold" style:font-name-asian="Calibri1" style:font-size-asian="14pt" style:font-weight-asian="bold" style:font-name-complex="Calibri1"/>
    </style:style>
    <style:style style:name="T8" style:family="text">
      <style:text-properties fo:color="#ff0000" style:text-position="0% 0%" style:font-name="Courier New" fo:font-size="10pt" fo:letter-spacing="normal" style:font-name-asian="Courier New1" style:font-size-asian="10pt" style:font-name-complex="Courier New1"/>
    </style:style>
    <style:style style:name="T9" style:family="text">
      <style:text-properties fo:color="#ff0000" style:text-position="0% 0%" style:font-name="Verdana" fo:font-size="10pt" fo:letter-spacing="normal" style:font-name-asian="Verdana1" style:font-size-asian="10pt" style:font-name-complex="Verdana1"/>
    </style:style>
    <style:style style:name="T10" style:family="text">
      <style:text-properties fo:color="#2f5496" style:text-position="0% 0%" style:font-name="Calibri" fo:font-size="14pt" fo:letter-spacing="normal" fo:font-weight="bold" style:font-name-asian="Calibri1" style:font-size-asian="14pt" style:font-weight-asian="bold" style:font-name-complex="Calibri1"/>
    </style:style>
    <style:style style:name="T11"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12" style:family="text">
      <style:text-properties fo:color="#00000a" style:text-position="0% 0%" style:font-name="Calibri" fo:font-size="11pt" fo:letter-spacing="normal" style:font-name-asian="Calibri1" style:font-size-asian="11pt" style:font-name-complex="Calibri1"/>
    </style:style>
    <style:style style:name="T13" style:family="text">
      <style:text-properties fo:color="#00000a" style:text-position="0% 0%" style:font-name="Calibri" fo:font-size="11pt" fo:letter-spacing="normal" fo:font-style="italic" style:font-name-asian="Calibri1" style:font-size-asian="11pt" style:font-style-asian="italic" style:font-name-complex="Calibri1"/>
    </style:style>
    <style:style style:name="T14" style:family="text">
      <style:text-properties fo:color="#004dbb" style:text-position="0% 0%" style:font-name="Calibri" fo:font-size="10pt" fo:letter-spacing="normal" style:font-name-asian="Calibri1" style:font-size-asian="10pt" style:font-name-complex="Calibri1"/>
    </style:style>
    <style:style style:name="T15" style:family="text">
      <style:text-properties fo:color="#000000" style:text-position="0% 0%" style:font-name="Calibri" fo:font-size="11pt" fo:letter-spacing="normal" style:font-name-asian="Calibri1" style:font-size-asian="11pt" style:font-name-complex="Calibri1"/>
    </style:style>
    <style:style style:name="T16" style:family="text">
      <style:text-properties fo:color="#000000" style:text-position="0% 0%" style:font-name="Verdana" fo:font-size="11pt" fo:letter-spacing="normal" style:font-name-asian="Verdana1" style:font-size-asian="11pt" style:font-name-complex="Verdana1"/>
    </style:style>
    <style:style style:name="T17" style:family="text">
      <style:text-properties fo:color="#222222" style:text-position="0% 0%" style:font-name="Calibri" fo:font-size="11pt" fo:letter-spacing="normal" style:font-name-asian="Calibri1" style:font-size-asian="11pt" style:font-name-complex="Calibri1"/>
    </style:style>
    <style:style style:name="T18" style:family="text">
      <style:text-properties fo:color="#222222" style:text-position="0% 0%" style:font-name="Arial1" fo:font-size="11pt" fo:letter-spacing="normal" style:font-name-asian="Arial2" style:font-size-asian="11pt" style:font-name-complex="Arial2"/>
    </style:style>
    <style:style style:name="T19" style:family="text">
      <style:text-properties fo:color="#502000" style:text-position="0% 0%" style:font-name="Calibri" fo:font-size="12pt" fo:letter-spacing="normal" fo:font-weight="bold" style:font-name-asian="Calibri1" style:font-size-asian="12pt" style:font-weight-asian="bold" style:font-name-complex="Calibri1"/>
    </style:style>
    <style:style style:name="T20" style:family="text">
      <style:text-properties fo:color="#009900" style:text-position="0% 0%" style:font-name="Calibri" fo:font-size="11pt" fo:letter-spacing="normal" fo:font-weight="bold" style:font-name-asian="Calibri1" style:font-size-asian="11pt" style:font-weight-asian="bold" style:font-name-complex="Calibri1"/>
    </style:style>
    <style:style style:name="T21" style:family="text">
      <style:text-properties fo:color="#009900" style:text-position="0% 0%" style:font-name="Calibri" fo:font-size="11pt" fo:letter-spacing="normal" style:font-name-asian="Calibri1" style:font-size-asian="11pt" style:font-name-complex="Calibri1"/>
    </style:style>
    <style:style style:name="T22" style:family="text">
      <style:text-properties fo:color="#3333ff" style:text-position="0% 0%" style:font-name="Calibri" fo:font-size="11pt" fo:letter-spacing="normal" style:font-name-asian="Calibri1" style:font-size-asian="11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six Calls</text:p>
      <text:p text:style-name="P1"><text:span text:style-name="T10"><text:line-break/></text:span><text:span text:style-name="T20">-fork</text:span><text:span text:style-name="T21">:</text:span><text:span text:style-name="T12"> creates a new process (child process) that shall be an exact copy of the calling process (parent process)</text:span></text:p>
      <text:p text:style-name="P5">if fork() returns negative value, the creation of a child process was unsuccesful<text:line-break/><text:line-break/>fork() returns 0 to the newly created child process<text:line-break/><text:line-break/>fork() reutrns a positive value, the process ID of the child process, to the parent. the returned process ID is of type pid_t defined in sys/types.h</text:p>
      <text:p text:style-name="P2">&gt;fails if<text:line-break/> <text:s text:c="9"/>-&gt;[ENOMEM]<text:line-break/> <text:s text:c="13"/>Not enough storage space is available.</text:p>
      <text:p text:style-name="P3"><text:span text:style-name="T11"><text:line-break/></text:span><text:span text:style-name="T20">-stat</text:span><text:span text:style-name="T21">:</text:span><text:span text:style-name="T12"> </text:span><text:span text:style-name="T15">The stat() function gets information about the named file and write it to the area pointed to by the buf argument (schreibt sie in den Bereich, auf den das Argument buf verweist)</text:span><text:span text:style-name="T16">.</text:span><text:span text:style-name="T15">The path argument points to a pathname naming a file.</text:span><text:span text:style-name="T1"> </text:span></text:p>
      <text:p text:style-name="P1"><text:span text:style-name="T8"><text:line-break/></text:span><text:span text:style-name="T20">-kill</text:span><text:span text:style-name="T21">: </text:span><text:span text:style-name="T12">send a signal to a process or a group of processes specified by pid operands<text:line-break/><text:line-break/></text:span><text:span text:style-name="T1">&gt;fails if<text:line-break/> <text:s text:c="12"/>-&gt;</text:span><text:span text:style-name="T4">[EINVAL]<text:line-break/> <text:s text:c="17"/>The value of the </text:span><text:span text:style-name="T5">sig</text:span><text:span text:style-name="T4"> argument is an invalid or unsupported signal number</text:span><text:span text:style-name="T14"><text:line-break/></text:span></text:p>
      <text:p text:style-name="P1"><text:span text:style-name="T20">-mmap</text:span><text:span text:style-name="T21">:</text:span><text:span text:style-name="T12"> creates a new mapping in the virtual address space of the</text:span></text:p>
      <text:p text:style-name="P5">calling process.</text:p>
      <text:p text:style-name="P1"><text:span text:style-name="T20">-chmod</text:span><text:span text:style-name="T21">:</text:span><text:span text:style-name="T12"> </text:span><text:span text:style-name="T17">changes the file mode bits of each given file according to mode.<text:line-break/><text:line-break/></text:span><text:span text:style-name="T1">&gt; </text:span><text:span text:style-name="T2"><text:s/></text:span><text:span text:style-name="T1">fails if<text:line-break/> <text:s text:c="12"/>-&gt;</text:span><text:span text:style-name="T4">[EINVAL]<text:line-break/> <text:s text:c="17"/>The value of the mode argument is not valid.</text:span></text:p>
      <text:p text:style-name="P2"/>
      <text:p text:style-name="P1"><text:span text:style-name="T21">-</text:span><text:span text:style-name="T20">waitpid</text:span><text:span text:style-name="T17"> wait for a child process to stop or terminate<text:line-break/><text:line-break/>The waitpid() functions shall obtain status information pertaining to one of the caller's child processes. Various options permit status information to be obtained for child processes that have terminated or stopped.</text:span></text:p>
      <text:p text:style-name="P5"><text:line-break/><text:line-break/></text:p>
      <text:p text:style-name="P6"/>
      <text:p text:style-name="P6"/>
      <text:p text:style-name="P6"/>
      <text:p text:style-name="P6"/>
      <text:p text:style-name="P6"><text:soft-page-break/></text:p>
      <text:p text:style-name="P6"/>
      <text:p text:style-name="P1"><text:span text:style-name="T7">Fail Conditions</text:span><text:span text:style-name="T12"><text:line-break/></text:span><text:span text:style-name="T20">-exec</text:span><text:span text:style-name="T21">:</text:span><text:span text:style-name="T12"> <text:tab/> </text:span><text:span text:style-name="T1"><text:s/>fails if<text:line-break/> <text:s text:c="11"/>-&gt; [EACCES] <text:line-break/> <text:s text:c="15"/>The new process file is not an ordinary file </text:span><text:span text:style-name="T9">and the implementation </text:span><text:span text:style-name="T1">does not <text:tab/> <text:tab/> <text:s text:c="2"/>support execution of files of its type</text:span><text:span text:style-name="T9">.</text:span><text:span text:style-name="T15"> <text:s text:c="79"/></text:span><text:span text:style-name="T12"><text:line-break/><text:line-break/></text:span><text:span text:style-name="T20">-unlink</text:span><text:span text:style-name="T21">:</text:span><text:span text:style-name="T12"> <text:s text:c="2"/></text:span><text:span text:style-name="T1">fails if<text:line-break/> <text:s text:c="12"/>-&gt;[ENOTDIR]<text:line-break/> <text:s text:c="16"/>A component of the path prefix is not a directory.</text:span><text:span text:style-name="T12"><text:line-break/><text:line-break/></text:span></text:p>
      <text:p text:style-name="P1"><text:span text:style-name="T20">-read</text:span><text:span text:style-name="T21">:</text:span><text:span text:style-name="T12"> <text:s text:c="5"/></text:span><text:span text:style-name="T1">fails if<text:line-break/> <text:s text:c="12"/>-&gt;[EIO]<text:line-break/> <text:s text:c="16"/>A physical I/O bug has happened .</text:span></text:p>
      <text:p text:style-name="P1"><text:span text:style-name="T20">-mount</text:span><text:span text:style-name="T21">:</text:span><text:span text:style-name="T12"> <text:s/>fails if<text:line-break/></text:span><text:span text:style-name="T19"> <text:s text:c="4"/></text:span><text:span text:style-name="T1">-&gt;[EBUSY]</text:span><text:span text:style-name="T6"> <text:s/><text:line-break/></text:span><text:span text:style-name="T1"> <text:s text:c="14"/>Source cannot be remounted read-only, because it still</text:span><text:span text:style-name="T3"> </text:span><text:span text:style-name="T1">holds</text:span><text:span text:style-name="T3"><text:line-break/> <text:s text:c="14"/></text:span><text:span text:style-name="T1">files open for writing.</text:span><text:span text:style-name="T13"><text:line-break/><text:line-break/></text:span><text:span text:style-name="T10">Trap</text:span><text:span text:style-name="T18"><text:line-break/></text:span><text:span text:style-name="T22">To switch between user mode and kernel mode. It acts like a function call but it jumps onto a specific address in the kernel space and switches into the kernel m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Spisak</meta:initial-creator>
    <meta:creation-date>2019-10-08T12:07:34.13</meta:creation-date>
    <dc:date>2019-10-08T12:24:08.01</dc:date>
    <dc:creator>Patrick Spisak</dc:creator>
    <meta:editing-duration>PT16M34S</meta:editing-duration>
    <meta:editing-cycles>8</meta:editing-cycles>
    <meta:generator>LibreOffice/6.0.7.3$Linux_X86_64 LibreOffice_project/00m0$Build-3</meta:generator>
    <meta:document-statistic meta:table-count="0" meta:image-count="0" meta:object-count="0" meta:page-count="2" meta:paragraph-count="14" meta:word-count="335" meta:character-count="2275" meta:non-whitespace-character-count="1627"/>
  </office:meta>
</office:document-meta>
</file>